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24cm"/>
    </style:style>
    <style:style style:name="gr3" style:family="graphic" style:parent-style-name="standard">
      <style:graphic-properties draw:stroke="none" svg:stroke-color="#000000" draw:fill="none" draw:fill-color="#ffffff" fo:min-height="1.527cm"/>
    </style:style>
    <style:style style:name="gr4" style:family="graphic" style:parent-style-name="standard">
      <style:graphic-properties draw:stroke="none" svg:stroke-color="#000000" draw:fill="none" draw:fill-color="#ffffff" fo:min-height="1.91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48cm"/>
    </style:style>
    <style:style style:name="gr8" style:family="graphic" style:parent-style-name="standard">
      <style:graphic-properties draw:stroke="none" svg:stroke-color="#000000" draw:fill="none" draw:fill-color="#ffffff" fo:min-height="0.90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4.0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1.1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.779cm" svg:y1="18.837cm" svg:x2="4.779cm" svg:y2="2.211cm">
          <text:p/>
        </draw:line>
        <draw:line draw:style-name="gr1" draw:text-style-name="P1" draw:layer="layout" svg:x1="4.779cm" svg:y1="18.797cm" svg:x2="29.734cm" svg:y2="18.797cm">
          <text:p/>
        </draw:line>
        <draw:frame draw:style-name="gr2" draw:layer="layout" svg:width="3.502cm" svg:height="2.384cm" svg:x="1.316cm" svg:y="14.967cm">
          <draw:text-box>
            <text:p>ARM Polling Thread</text:p>
          </draw:text-box>
        </draw:frame>
        <draw:frame draw:style-name="gr3" draw:layer="layout" svg:width="3.08cm" svg:height="2.384cm" svg:x="1.343cm" svg:y="12.163cm">
          <draw:text-box>
            <text:p>Node0 I2C Handler</text:p>
          </draw:text-box>
        </draw:frame>
        <draw:frame draw:style-name="gr3" draw:layer="layout" svg:width="3.08cm" svg:height="3.095cm" svg:x="1.279cm" svg:y="8.684cm">
          <draw:text-box>
            <text:p>Node0 </text:p>
            <text:p>Miwi Packet Handler</text:p>
          </draw:text-box>
        </draw:frame>
        <draw:frame draw:style-name="gr4" draw:layer="layout" svg:width="3.08cm" svg:height="2.384cm" svg:x="1.231cm" svg:y="1.968cm">
          <draw:text-box>
            <text:p>Mobile Board Beacon</text:p>
          </draw:text-box>
        </draw:frame>
        <draw:custom-shape draw:style-name="gr5" draw:text-style-name="P2" xml:id="id1" draw:id="id1" draw:layer="layout" svg:width="2.567cm" svg:height="1.145cm" svg:x="5.094cm" svg:y="15.954cm">
          <text:p text:style-name="P1"><text:span text:style-name="T1">Timer run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3.634cm" svg:height="1.619cm" svg:x="6.081cm" svg:y="12.361cm">
          <text:p text:style-name="P1"><text:span text:style-name="T1">Get <text:s/>Node 0-2</text:span></text:p>
          <text:p text:style-name="P1"><text:span text:style-name="T1">Pow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377cm" svg:y1="15.954cm" svg:x2="7.898cm" svg:y2="13.98cm" draw:start-shape="id1" draw:end-shape="id2" svg:d="m6377 15954v-988h1521v-986">
          <text:p/>
        </draw:connector>
        <draw:frame draw:style-name="gr7" draw:text-style-name="P3" draw:layer="layout" svg:width="2.291cm" svg:height="1.361cm" svg:x="4.778cm" svg:y="14.453cm">
          <draw:text-box>
            <text:p><text:span text:style-name="T1">I2C Read</text:span></text:p>
          </draw:text-box>
        </draw:frame>
        <draw:custom-shape draw:style-name="gr5" draw:text-style-name="P2" xml:id="id3" draw:id="id3" draw:layer="layout" svg:width="3.12cm" svg:height="1.343cm" svg:x="10.781cm" svg:y="15.836cm">
          <text:p text:style-name="P1"><text:span text:style-name="T1">Data stored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715cm" svg:y1="13.17cm" svg:x2="10.781cm" svg:y2="16.507cm" draw:start-shape="id2" draw:start-glue-point="1" draw:end-shape="id3" draw:end-glue-point="3" svg:d="m9715 13170h533v3337h533">
          <text:p/>
        </draw:connector>
        <draw:frame draw:style-name="gr8" draw:text-style-name="P3" draw:layer="layout" svg:width="2.33cm" svg:height="1.361cm" svg:x="10.583cm" svg:y="14.256cm">
          <draw:text-box>
            <text:p><text:span text:style-name="T1">I2C Read</text:span></text:p>
          </draw:text-box>
        </draw:frame>
        <draw:frame draw:style-name="gr8" draw:text-style-name="P3" draw:layer="layout" svg:width="2.33cm" svg:height="1.361cm" svg:x="14.408cm" svg:y="14.034cm">
          <draw:text-box>
            <text:p><text:span text:style-name="T1">I2C Read</text:span></text:p>
          </draw:text-box>
        </draw:frame>
        <draw:custom-shape draw:style-name="gr5" draw:text-style-name="P2" draw:layer="layout" svg:width="3.12cm" svg:height="1.343cm" svg:x="19.642cm" svg:y="15.87cm">
          <text:p text:style-name="P1"><text:span text:style-name="T1">Data stored</text:span></text:p>
          <draw:enhanced-geometry svg:viewBox="0 0 21600 21600" draw:type="rectangle" draw:enhanced-path="M 0 0 L 21600 0 21600 21600 0 21600 0 0 Z N"/>
        </draw:custom-shape>
        <draw:frame draw:style-name="gr8" draw:layer="layout" svg:width="6.042cm" svg:height="1.158cm" svg:x="13.506cm" svg:y="19.311cm">
          <draw:text-box>
            <text:p>Time</text:p>
          </draw:text-box>
        </draw:frame>
        <draw:frame draw:style-name="gr8" draw:text-style-name="P3" draw:layer="layout" svg:width="2.33cm" svg:height="1.361cm" svg:x="16.166cm" svg:y="14.09cm">
          <draw:text-box>
            <text:p><text:span text:style-name="T1">I2C Read</text:span></text:p>
          </draw:text-box>
        </draw:frame>
        <draw:custom-shape draw:style-name="gr5" draw:text-style-name="P2" draw:layer="layout" svg:width="3.634cm" svg:height="1.619cm" svg:x="14.888cm" svg:y="12.071cm">
          <text:p text:style-name="P1"><text:span text:style-name="T1">Get <text:s/>Node 0-2</text:span></text:p>
          <text:p text:style-name="P1"><text:span text:style-name="T1">Pow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939cm" svg:y1="16.456cm" svg:x2="14.326cm" svg:y2="16.456cm">
          <text:p/>
        </draw:line>
        <draw:line draw:style-name="gr9" draw:text-style-name="P1" draw:layer="layout" svg:x1="14.326cm" svg:y1="16.488cm" svg:x2="14.326cm" svg:y2="13.294cm">
          <text:p/>
        </draw:line>
        <draw:line draw:style-name="gr9" draw:text-style-name="P1" draw:layer="layout" svg:x1="18.585cm" svg:y1="12.842cm" svg:x2="18.972cm" svg:y2="12.842cm">
          <text:p/>
        </draw:line>
        <draw:line draw:style-name="gr9" draw:text-style-name="P1" draw:layer="layout" svg:x1="19.263cm" svg:y1="16.585cm" svg:x2="19.037cm" svg:y2="12.874cm">
          <text:p/>
        </draw:line>
        <draw:line draw:style-name="gr9" draw:text-style-name="P1" draw:layer="layout" svg:x1="19.682cm" svg:y1="16.617cm" svg:x2="19.23cm" svg:y2="16.585cm">
          <text:p/>
        </draw:line>
        <draw:line draw:style-name="gr9" draw:text-style-name="P1" draw:layer="layout" svg:x1="14.326cm" svg:y1="13.261cm" svg:x2="14.874cm" svg:y2="13.261cm">
          <text:p/>
        </draw:line>
        <draw:custom-shape draw:style-name="gr10" draw:text-style-name="P1" draw:layer="layout" svg:width="0.291cm" svg:height="0.226cm" svg:x="23.328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91cm" svg:height="0.226cm" svg:x="24.368cm" svg:y="16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91cm" svg:height="0.226cm" svg:x="25.638cm" svg:y="16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layer="layout" svg:width="4.001cm" svg:height="4.255cm" svg:x="1cm" svg:y="5.131cm">
          <draw:text-box>
            <text:p>Node 1,2 RSSI broadcast</text:p>
          </draw:text-box>
        </draw:frame>
        <draw:custom-shape draw:style-name="gr5" draw:text-style-name="P1" draw:layer="layout" svg:width="3.679cm" svg:height="1.614cm" svg:x="5.517cm" svg:y="2.71cm">
          <text:p text:style-name="P1">Beac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57cm" svg:height="3.194cm" svg:x="9.421cm" svg:y="9.099cm">
          <text:p text:style-name="P1">Store RSSI for </text:p>
          <text:p text:style-name="P1">Node0 and TX</text:p>
          <text:p text:style-name="P1">RSSI if 8th packet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26cm" svg:y1="3.485cm" svg:x2="10.196cm" svg:y2="3.517cm">
          <text:p/>
        </draw:line>
        <draw:line draw:style-name="gr9" draw:text-style-name="P1" draw:layer="layout" svg:x1="10.357cm" svg:y1="5.679cm" svg:x2="10.26cm" svg:y2="3.517cm">
          <text:p/>
        </draw:line>
        <draw:line draw:style-name="gr9" draw:text-style-name="P1" draw:layer="layout" svg:x1="8.292cm" svg:y1="5.679cm" svg:x2="10.325cm" svg:y2="5.743cm">
          <text:p/>
        </draw:line>
        <draw:line draw:style-name="gr9" draw:text-style-name="P1" draw:layer="layout" svg:x1="8.228cm" svg:y1="10.228cm" svg:x2="8.357cm" svg:y2="5.679cm">
          <text:p/>
        </draw:line>
        <draw:line draw:style-name="gr9" draw:text-style-name="P1" draw:layer="layout" svg:x1="9.389cm" svg:y1="10.228cm" svg:x2="8.228cm" svg:y2="10.261cm">
          <text:p/>
        </draw:line>
        <draw:frame draw:style-name="gr12" draw:layer="layout" svg:width="3.076cm" svg:height="0.962cm" svg:x="10.519cm" svg:y="3.517cm">
          <draw:text-box>
            <text:p>8/second</text:p>
          </draw:text-box>
        </draw:frame>
        <draw:custom-shape draw:style-name="gr5" draw:text-style-name="P1" draw:layer="layout" svg:width="4.743cm" svg:height="2.613cm" svg:x="14.1cm" svg:y="5.163cm">
          <text:p text:style-name="P1">Report Node 1,2</text:p>
          <text:p text:style-name="P1">RSSI valu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98cm" svg:height="2.936cm" svg:x="20.392cm" svg:y="9.003cm">
          <text:p text:style-name="P1">Store RSSI for node 1</text:p>
          <text:p text:style-name="P1">And 2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8.908cm" svg:y1="6.647cm" svg:x2="19.521cm" svg:y2="6.647cm">
          <text:p/>
        </draw:line>
        <draw:line draw:style-name="gr9" draw:text-style-name="P1" draw:layer="layout" svg:x1="19.714cm" svg:y1="10.648cm" svg:x2="19.585cm" svg:y2="6.679cm">
          <text:p/>
        </draw:line>
        <draw:line draw:style-name="gr9" draw:text-style-name="P1" draw:layer="layout" svg:x1="20.424cm" svg:y1="10.712cm" svg:x2="19.747cm" svg:y2="10.648cm">
          <text:p/>
        </draw:line>
        <draw:frame draw:style-name="gr13" draw:layer="layout" svg:width="4.743cm" svg:height="1.388cm" svg:x="20.102cm" svg:y="6.679cm">
          <draw:text-box>
            <text:p>1/second/n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73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0T20:33:03.30</meta:creation-date>
    <dc:date>2012-05-08T20:27:54</dc:date>
    <meta:editing-duration>PT6M41S</meta:editing-duration>
    <meta:editing-cycles>3</meta:editing-cycles>
    <meta:generator>LibreOffice/3.5$OpenBSD_X86_64 LibreOffice_project/350m1$Build-202</meta:generator>
    <meta:document-statistic meta:object-count="42"/>
  </office:meta>
</office:document-meta>
</file>